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61f459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6558c7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6" style:family="text">
      <style:text-properties fo:color="#000000" loext:opacity="100%" style:font-name="Liberation Sans" fo:font-size="12pt" style:font-size-asian="12pt" style:font-size-complex="12pt"/>
    </style:style>
    <style:style style:name="T21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2" style:family="text">
      <style:text-properties style:use-window-font-color="true" loext:opacity="0%" style:font-name="Liberation Sans" officeooo:rsid="047da547"/>
    </style:style>
    <style:style style:name="T24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style:font-size-asian="12pt" style:font-size-complex="12pt"/>
    </style:style>
    <style:style style:name="T276" style:family="text">
      <style:text-properties style:use-window-font-color="true" loext:opacity="0%" style:font-name="Liberation Sans" officeooo:rsid="0efd8e5c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officeooo:rsid="04473353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officeooo:rsid="0aace3cd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officeooo:rsid="0f0ca65a"/>
    </style:style>
    <style:style style:name="T304" style:family="text">
      <style:text-properties officeooo:rsid="0f8f58bd"/>
    </style:style>
    <style:style style:name="T305" style:family="text">
      <style:text-properties officeooo:rsid="0f95a7a0"/>
    </style:style>
    <style:style style:name="T306" style:family="text">
      <style:text-properties style:text-underline-style="none"/>
    </style:style>
    <style:style style:name="T307" style:family="text">
      <style:text-properties style:font-name="Liberation Mono" fo:font-size="8pt" style:font-size-asian="8pt" style:font-size-complex="8pt" loext:padding="0.049cm" loext:border="0.31pt solid #000000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3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9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89">D</text:span><text:span text:style-name="T283">eze </text:span><text:span text:style-name="Strong_20_Emphasis"><text:span text:style-name="T292"><text:user-field-get text:name="Distro">Rocky Linux</text:user-field-get></text:span></text:span><text:span text:style-name="T285"><text:s/></text:span><text:span text:style-name="T293"><text:user-field-get text:name="Version">8.10</text:user-field-get></text:span><text:span text:style-name="T293"><text:s/>Desktop</text:span><text:span text:style-name="T283"> (codenaam </text:span><text:span text:style-name="T288">GreenObsidian</text:span><text:span text:style-name="T283">) van </text:span><text:span text:style-name="T291">mei</text:span><text:span text:style-name="T286"> </text:span><text:span text:style-name="Strong_20_Emphasis"><text:span text:style-name="T294"><text:user-field-get text:name="Releaseyear">2024</text:user-field-get></text:span></text:span><text:span text:style-name="T287"><text:s/></text:span><text:span text:style-name="T289">is een zogenaamde </text:span><text:span text:style-name="T283">LTS-</text:span><text:span text:style-name="T289">versie</text:span><text:span text:style-name="T283"> </text:span><text:span text:style-name="T289">(</text:span><text:span text:style-name="T283">staat voor Long-Term Support, </text:span><text:span text:style-name="T284">langetermijnondersteuning</text:span><text:span text:style-name="T289">)</text:span><text:span text:style-name="T284"> </text:span><text:span text:style-name="T290">en</text:span><text:span text:style-name="T287"> </text:span><text:span text:style-name="T283">wordt gedurende 5 jaar ondersteund tot </text:span><text:span text:style-name="T291">mei</text:span><text:span text:style-name="T283"> 202</text:span><text:span text:style-name="T288">9</text:span><text:span text:style-name="T283">.</text:span></text:p></text:note-body></text:note></text:span></text:span><text:span text:style-name="Strong_20_Emphasis"><text:span text:style-name="T186"><text:s/></text:span></text:span><text:span text:style-name="Strong_20_Emphasis"><text:span text:style-name="T188">Desktop</text:span></text:span><text:span text:style-name="Strong_20_Emphasis"><text:span text:style-name="T184">. </text:span></text:span><text:span text:style-name="Strong_20_Emphasis"><text:span text:style-name="T195">TODO: Translation to EN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3">ONDERSTREEPTE</text:span></text:span><text:span text:style-name="T1"> </text:span><text:span text:style-name="T16">woorden</text:span><text:span text:style-name="T15"> het</text:span><text:span text:style-name="Strong_20_Emphasis"><text:span text:style-name="T230"> </text:span></text:span><text:span text:style-name="Strong_20_Emphasis"><text:span text:style-name="T231">tekstvak</text:span></text:span><text:span text:style-name="T16"> </text:span><text:span text:style-name="T19">in,</text:span><text:span text:style-name="T16"> </text:span><text:span text:style-name="T242">zie </text:span><text:span text:style-name="T276">[</text:span><text:span text:style-name="T242">toelichting</text:span><text:span text:style-name="T276">]</text:span><text:span text:style-name="T16">:</text:span></text:p>
      <text:p text:style-name="P2"><text:span text:style-name="Definition"><text:span text:style-name="T23">GEBRUIKER</text:span></text:span><text:span text:style-name="T250"><text:tab/><text:tab/></text:span><text:span text:style-name="T275"> <text:tab/><text:tab/></text:span><text:span text:style-name="T251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1"><text:tab/> <text:s text:c="2"/></text:span><text:span text:style-name="T252">[</text:span><text:span text:style-name="T253">N</text:span><text:span text:style-name="T245">aam, bijv. </text:span><text:span text:style-name="T246">J</text:span><text:span text:style-name="T273">a</text:span><text:span text:style-name="T246">n </text:span><text:span text:style-name="T273">Jansen</text:span><text:span text:style-name="T274">]</text:span></text:p>
      <text:p text:style-name="P84"><text:span text:style-name="Definition"><text:span text:style-name="T244">g</text:span></text:span><text:span text:style-name="Definition">ebruikersnaam</text:span><text:span text:style-name="Definition"><text:span text:style-name="T306"><text:tab/></text:span></text:span><text:span text:style-name="T243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3"><text:tab/> <text:s text:c="2"/></text:span><text:span text:style-name="T7">[</text:span><text:span text:style-name="T8">Gebruikers</text:span><text:span text:style-name="T6">naam, bijv. </text:span><text:span text:style-name="T196">j</text:span><text:span text:style-name="T197">a</text:span><text:span text:style-name="T196">n</text:span><text:span text:style-name="T198">]</text:span></text:p>
      <text:p text:style-name="P2"><text:span text:style-name="Definition">COMPUTERNAAM</text:span><text:span text:style-name="T255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60">[</text:span><text:span text:style-name="T261">N</text:span><text:span text:style-name="T256">aam van de compute</text:span><text:span text:style-name="T257">r, </text:span><text:span text:style-name="T258">bijv. </text:span><text:span text:style-name="T259">pc02</text:span><text:span text:style-name="T260">]</text:span></text:p>
      <text:p text:style-name="P2"><text:span text:style-name="Definition"><text:span text:style-name="T263">GEBRUIKER</text:span></text:span><text:span text:style-name="Definition"><text:span text:style-name="T267"><text:tab/></text:span></text:span><text:span text:style-name="T262"><text:tab/></text:span><text:span text:style-name="T275"> <text:tab/><text:tab/></text:span><text:span text:style-name="T251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1"><text:tab/> <text:s text:c="2"/></text:span><text:span text:style-name="T252">[</text:span><text:span text:style-name="T254">N</text:span><text:span text:style-name="T245">aam </text:span><text:span text:style-name="T249">evt. 2</text:span><text:span text:style-name="T277">e</text:span><text:span text:style-name="T247"> gebruiker</text:span><text:span text:style-name="T248">]</text:span></text:p>
      <text:p text:style-name="P89"><text:span text:style-name="Definition"><text:span text:style-name="T263">GEBRUIKERSN</text:span></text:span><text:span text:style-name="Definition"><text:span text:style-name="T264">aa</text:span></text:span><text:span text:style-name="Definition"><text:span text:style-name="T263">M</text:span></text:span><text:span text:style-name="Definition"><text:span text:style-name="T267"><text:tab/></text:span></text:span><text:span text:style-name="T243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3"><text:tab/> <text:s text:c="2"/></text:span><text:span text:style-name="T265">[</text:span><text:span text:style-name="T266">Gebruikers</text:span><text:span text:style-name="T265">naam</text:span><text:span text:style-name="T268"> </text:span><text:span text:style-name="T269">e</text:span><text:span text:style-name="T270">vt. 2</text:span><text:span text:style-name="T278">e</text:span><text:span text:style-name="T270"> </text:span><text:span text:style-name="T271">gebruiker</text:span><text:span text:style-name="T272">]</text:span></text:p>
      <text:p text:style-name="P1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8"> </text:span></text:span><text:span text:style-name="Strong_20_Emphasis"><text:span text:style-name="T87">tekstvak</text:span></text:span><text:span text:style-name="T199">.</text:span></text:p>
      <text:p text:style-name="P45"/>
      <text:p text:style-name="P45"/>
      <text:p text:style-name="P3"><text:span text:style-name="T210">Nog niet op Linux?</text:span><text:span text:style-name="T201"><text:tab/></text:span><text:span text:style-name="T208">G</text:span><text:span text:style-name="T202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3"> onder </text:span><text:span text:style-name="T209">Linux</text:span><text:span text:style-name="T204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1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07">Super</text:span>-toets <text:span text:style-name="T222">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6">Start de computer op vanaf</text:span><text:span text:style-name="T216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6"> </text:span><text:span text:style-name="T220">een </text:span><text:span text:style-name="Strong_20_Emphasis"><text:span text:style-name="T192"><text:user-field-get text:name="Distro">Rocky Linux</text:user-field-get></text:span></text:span><text:span text:style-name="T215"><text:s/></text:span><text:span text:style-name="T193"><text:user-field-get text:name="Version">8.10</text:user-field-get></text:span><text:span text:style-name="T193"><text:s/></text:span><text:span text:style-name="Strong_20_Emphasis"><text:span text:style-name="T194">Desktop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79">Vanaf ee</text:span>n <text:span text:style-name="T305">L</text:span>ive <text:span text:style-name="T304">USB</text:span><text:span text:style-name="T282">-stick</text:span><text:span text:style-name="T21"> </text:span>kunt <text:span text:style-name="T279">u opstarten en</text:span> <text:span text:style-name="T17">met </text:span><text:span text:style-name="Strong_20_Emphasis"><text:span text:style-name="T224"><text:user-field-get text:name="Distro">Rocky Linux</text:user-field-get></text:span></text:span><text:span text:style-name="Strong_20_Emphasis"><text:span text:style-name="T224"><text:s/></text:span></text:span>werken zonder enige bestanden op de harde schijf te wijzigen en maakt ook installatie van <text:span text:style-name="Strong_20_Emphasis"><text:span text:style-name="T224"><text:user-field-get text:name="Distro">Rocky Linux</text:user-field-get></text:span></text:span><text:span text:style-name="Strong_20_Emphasis"><text:span text:style-name="T224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1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7">Kies</text:span><text:span text:style-name="T218"> </text:span><text:span text:style-name="T221">Nederlands</text:span><text:span text:style-name="T218"> en klik</text:span><text:span text:style-name="T219"> </text:span><text:span text:style-name="T218">op</text:span><text:span text:style-name="T217"> </text:span><text:span text:style-name="T214">Doorgaa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6">Onder</text:span><text:span text:style-name="T232"> </text:span><text:span text:style-name="Strong_20_Emphasis"><text:span text:style-name="T236">GEBRUIKERSINSTELLINGEN </text:span></text:span><text:span text:style-name="T236">klik op </text:span><text:span text:style-name="T239">Gebruiker aanmake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09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08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OFTWARE</text:span><text:span text:style-name="T236"> op </text:span><text:span text:style-name="T239">Installatiebron</text:span><text:span text:style-name="T236"> en k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YSTEEM </text:span><text:span text:style-name="T236">op </text:span><text:span text:style-name="T239">Installatiebestemming </text:span><text:span text:style-name="T236">en k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YSTEEM </text:span><text:span text:style-name="T236">op </text:span><text:span text:style-name="T239">Netwerk &amp; hostnaam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7">Zet schuifje achter de netwerkadapter op </text:span><text:span text:style-name="T240">AAN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5">V</text:span><text:span text:style-name="T233">ul </text:span><text:span text:style-name="T234">in </text:span><text:span text:style-name="Strong_20_Emphasis"><text:span text:style-name="T237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7"> </text:span></text:span><text:span text:style-name="Strong_20_Emphasis"><text:span text:style-name="T229">en klik op </text:span></text:span><text:span text:style-name="Strong_20_Emphasis"><text:span text:style-name="T240">Toepassen</text:span></text:span><text:span text:style-name="Strong_20_Emphasis"><text:span text:style-name="T229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7">K</text:span><text:span text:style-name="T236">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6">Klik onder </text:span><text:span text:style-name="T239">SOFTWARE</text:span><text:span text:style-name="T236"> op </text:span><text:span text:style-name="T241">Software selectie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8">Selecteer </text:span><text:span text:style-name="T241">Server with GUI</text:span><text:span text:style-name="T238"> en klik op </text:span><text:span text:style-name="T241">Klaar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08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2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5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2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5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Desktop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7">Karel Zimmer</text:span></text:span></text:a><text:span text:style-name="Emphasis"><text:span text:style-name="T298">.</text:span></text:span></text:p>
          <text:p text:style-name="P98"><text:span text:style-name="Emphasis"><text:span text:style-name="T300">Licentie </text:span></text:span><text:span text:style-name="Emphasis"><text:span text:style-name="T298">C</text:span></text:span><text:span text:style-name="Emphasis"><text:span text:style-name="T299">C0</text:span></text:span><text:span text:style-name="Emphasis"><text:span text:style-name="T298"> 1.0 </text:span></text:span><text:span text:style-name="Emphasis"><text:span text:style-name="T29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5"><text:s/></text:span></text:span><text:span text:style-name="Emphasis"><text:span text:style-name="T29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on-Rocky-Linux-desktop</text:file-name></text:span><text:span text:style-name="MT2"><text:tab/><text:tab/></text:span><text:span text:style-name="MT1"><text:date style:data-style-name="N36" text:date-value="2024-09-20T08:17:06.619470119">20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0T08:17:06.512454693</dc:date>
    <meta:keyword>Installatie</meta:keyword>
    <meta:keyword>Checklist</meta:keyword>
    <meta:keyword>Linux</meta:keyword>
    <meta:editing-cycles>6920</meta:editing-cycles>
    <meta:editing-duration>P12DT9H23M18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7" meta:character-count="3861" meta:non-whitespace-character-count="3354"/>
    <meta:user-defined meta:name="Info 1"/>
    <meta:user-defined meta:name="Info 2"/>
    <meta:user-defined meta:name="Info 3"/>
    <meta:user-defined meta:name="Info 4"/>
  </office:meta>
</office:document-meta>
</file>